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officeooo:rsid="0010f6f2" officeooo:paragraph-rsid="001a488a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10f6f2" officeooo:paragraph-rsid="001a488a"/>
    </style:style>
    <style:style style:name="P3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0f6f2" officeooo:paragraph-rsid="001a488a"/>
    </style:style>
    <style:style style:name="P4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dc449" officeooo:paragraph-rsid="001dc449"/>
    </style:style>
    <style:style style:name="P5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fb996" officeooo:paragraph-rsid="001fb996"/>
    </style:style>
    <style:style style:name="P6" style:family="paragraph" style:parent-style-name="Standard">
      <style:paragraph-properties fo:text-align="start" style:justify-single-word="false"/>
      <style:text-properties style:font-name="Liberation Sans" style:text-underline-style="none" officeooo:rsid="0010f6f2" officeooo:paragraph-rsid="001a488a"/>
    </style:style>
    <style:style style:name="P7" style:family="paragraph" style:parent-style-name="Standard">
      <style:paragraph-properties fo:text-align="start" style:justify-single-word="false"/>
      <style:text-properties style:font-name="Liberation Sans" style:text-underline-style="none" officeooo:rsid="001a488a" officeooo:paragraph-rsid="001a488a"/>
    </style:style>
    <style:style style:name="P8" style:family="paragraph" style:parent-style-name="Standard">
      <style:paragraph-properties fo:text-align="start" style:justify-single-word="false"/>
      <style:text-properties style:font-name="Liberation Sans" style:text-underline-style="none" officeooo:rsid="001b87f7" officeooo:paragraph-rsid="001b87f7"/>
    </style:style>
    <style:style style:name="P9" style:family="paragraph" style:parent-style-name="Standard">
      <style:paragraph-properties fo:text-align="start" style:justify-single-word="false"/>
      <style:text-properties style:font-name="Liberation Sans" style:text-underline-style="none" officeooo:rsid="001b87f7" officeooo:paragraph-rsid="001d02e2"/>
    </style:style>
    <style:style style:name="P10" style:family="paragraph" style:parent-style-name="Standard">
      <style:paragraph-properties fo:text-align="start" style:justify-single-word="false"/>
      <style:text-properties style:font-name="Liberation Sans" style:text-underline-style="none" officeooo:rsid="001dc449" officeooo:paragraph-rsid="001dc449"/>
    </style:style>
    <style:style style:name="P11" style:family="paragraph" style:parent-style-name="Standard">
      <style:paragraph-properties fo:text-align="start" style:justify-single-word="false"/>
      <style:text-properties style:font-name="Liberation Sans" style:text-underline-style="none" officeooo:rsid="001fb996" officeooo:paragraph-rsid="001fb996"/>
    </style:style>
    <style:style style:name="P12" style:family="paragraph" style:parent-style-name="Standard">
      <style:paragraph-properties fo:text-align="start" style:justify-single-word="false"/>
      <style:text-properties style:font-name="Liberation Sans" style:text-underline-style="none" officeooo:rsid="00224eb9" officeooo:paragraph-rsid="00224eb9"/>
    </style:style>
    <style:style style:name="P13" style:family="paragraph" style:parent-style-name="Standard">
      <style:paragraph-properties fo:text-align="start" style:justify-single-word="false"/>
      <style:text-properties style:font-name="Liberation Sans" style:text-underline-style="none" officeooo:rsid="0022d46d" officeooo:paragraph-rsid="0022d46d"/>
    </style:style>
    <style:style style:name="P14" style:family="paragraph" style:parent-style-name="Standard">
      <style:paragraph-properties fo:text-align="start" style:justify-single-word="false"/>
      <style:text-properties style:font-name="Liberation Sans" style:text-underline-style="none" officeooo:rsid="0029dc27" officeooo:paragraph-rsid="0029dc27"/>
    </style:style>
    <style:style style:name="P15" style:family="paragraph" style:parent-style-name="Standard">
      <style:paragraph-properties fo:text-align="start" style:justify-single-word="false"/>
      <style:text-properties officeooo:paragraph-rsid="001a488a"/>
    </style:style>
    <style:style style:name="P16" style:family="paragraph" style:parent-style-name="Standard">
      <style:paragraph-properties fo:text-align="start" style:justify-single-word="false"/>
      <style:text-properties officeooo:paragraph-rsid="001fb996"/>
    </style:style>
    <style:style style:name="P17" style:family="paragraph" style:parent-style-name="Standard">
      <style:paragraph-properties fo:text-align="start" style:justify-single-word="false"/>
      <style:text-properties officeooo:paragraph-rsid="0022d46d"/>
    </style:style>
    <style:style style:name="P18" style:family="paragraph" style:parent-style-name="Standard">
      <style:paragraph-properties fo:text-align="start" style:justify-single-word="false"/>
      <style:text-properties officeooo:rsid="001a488a" officeooo:paragraph-rsid="001a488a"/>
    </style:style>
    <style:style style:name="P19" style:family="paragraph" style:parent-style-name="Standard">
      <style:paragraph-properties fo:text-align="start" style:justify-single-word="false"/>
      <style:text-properties officeooo:rsid="0022d46d" officeooo:paragraph-rsid="0022d46d"/>
    </style:style>
    <style:style style:name="P20" style:family="paragraph" style:parent-style-name="Standard">
      <style:paragraph-properties fo:text-align="start" style:justify-single-word="false"/>
      <style:text-properties officeooo:rsid="00249403" officeooo:paragraph-rsid="00249403"/>
    </style:style>
    <style:style style:name="P21" style:family="paragraph" style:parent-style-name="Standard">
      <style:paragraph-properties fo:text-align="start" style:justify-single-word="false"/>
      <style:text-properties officeooo:rsid="00249403" officeooo:paragraph-rsid="0026516a"/>
    </style:style>
    <style:style style:name="P22" style:family="paragraph" style:parent-style-name="Standard">
      <style:paragraph-properties fo:text-align="start" style:justify-single-word="false"/>
      <style:text-properties officeooo:rsid="0026516a" officeooo:paragraph-rsid="0026516a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d46d" officeooo:paragraph-rsid="0022d46d"/>
    </style:style>
    <style:style style:name="P24" style:family="paragraph" style:parent-style-name="Standard">
      <style:paragraph-properties fo:text-align="start" style:justify-single-word="false"/>
      <style:text-properties officeooo:rsid="0028e16c" officeooo:paragraph-rsid="0028e16c"/>
    </style:style>
    <style:style style:name="T1" style:family="text">
      <style:text-properties style:text-position="super 58%"/>
    </style:style>
    <style:style style:name="T2" style:family="text">
      <style:text-properties fo:language="fr" fo:country="FR" fo:font-weight="bold"/>
    </style:style>
    <style:style style:name="T3" style:family="text">
      <style:text-properties fo:language="fr" fo:country="FR" fo:font-weight="normal" style:font-weight-asian="normal" style:font-weight-complex="normal"/>
    </style:style>
    <style:style style:name="T4" style:family="text">
      <style:text-properties fo:language="fr" fo:country="FR" fo:font-weight="normal" officeooo:rsid="00115aca" style:font-weight-asian="normal" style:font-weight-complex="normal"/>
    </style:style>
    <style:style style:name="T5" style:family="text">
      <style:text-properties fo:language="fr" fo:country="FR" fo:font-weight="normal" officeooo:rsid="001a488a" style:font-weight-asian="normal" style:font-weight-complex="normal"/>
    </style:style>
    <style:style style:name="T6" style:family="text">
      <style:text-properties fo:language="fr" fo:country="FR" fo:font-weight="normal" officeooo:rsid="001d02e2" style:font-weight-asian="normal" style:font-weight-complex="normal"/>
    </style:style>
    <style:style style:name="T7" style:family="text">
      <style:text-properties fo:language="fr" fo:country="FR" fo:font-weight="normal" officeooo:rsid="001fb996" style:font-weight-asian="normal" style:font-weight-complex="normal"/>
    </style:style>
    <style:style style:name="T8" style:family="text">
      <style:text-properties style:font-name="Liberation Sans" style:text-underline-style="none" officeooo:rsid="001a488a"/>
    </style:style>
    <style:style style:name="T9" style:family="text">
      <style:text-properties style:font-name="Liberation Sans" fo:language="fr" fo:country="FR" style:text-underline-style="none" fo:font-weight="normal" style:font-weight-asian="normal" style:font-weight-complex="normal"/>
    </style:style>
    <style:style style:name="T10" style:family="text">
      <style:text-properties style:font-name="Liberation Sans" fo:language="fr" fo:country="FR" style:text-underline-style="none" fo:font-weight="normal" officeooo:rsid="001fb996" style:font-weight-asian="normal" style:font-weight-complex="normal"/>
    </style:style>
    <style:style style:name="T11" style:family="text">
      <style:text-properties style:font-name="Liberation Sans" fo:language="fr" fo:country="FR" style:text-underline-style="none" fo:font-weight="normal" officeooo:rsid="0021167a" style:font-weight-asian="normal" style:font-weight-complex="normal"/>
    </style:style>
    <style:style style:name="T12" style:family="text">
      <style:text-properties style:font-name="Liberation Sans" fo:language="fr" fo:country="FR" style:text-underline-style="none" fo:font-weight="normal" officeooo:rsid="0022d46d" style:font-weight-asian="normal" style:font-weight-complex="normal"/>
    </style:style>
    <style:style style:name="T13" style:family="text">
      <style:text-properties style:font-name="Liberation Sans" fo:language="fr" fo:country="FR" style:text-underline-style="none" fo:font-weight="normal" officeooo:rsid="00224eb9" style:font-weight-asian="normal" style:font-weight-complex="normal"/>
    </style:style>
    <style:style style:name="T14" style:family="text">
      <style:text-properties style:font-name="Liberation Sans" fo:language="fr" fo:country="FR" style:text-underline-style="none" fo:font-weight="normal" officeooo:rsid="0026516a" style:font-weight-asian="normal" style:font-weight-complex="normal"/>
    </style:style>
    <style:style style:name="T15" style:family="text">
      <style:text-properties style:font-name="Liberation Sans" fo:language="fr" fo:country="FR" style:text-underline-style="none" fo:font-weight="normal" officeooo:rsid="00249403" style:font-weight-asian="normal" style:font-weight-complex="normal"/>
    </style:style>
    <style:style style:name="T16" style:family="text">
      <style:text-properties style:font-name="Liberation Sans" fo:language="fr" fo:country="FR" style:text-underline-style="none" fo:font-weight="normal" officeooo:rsid="0029dc27" style:font-weight-asian="normal" style:font-weight-complex="normal"/>
    </style:style>
    <style:style style:name="T17" style:family="text">
      <style:text-properties style:font-name="Liberation Sans" fo:language="fr" fo:country="FR" style:text-underline-style="none" fo:font-weight="normal" officeooo:rsid="001a488a" style:font-weight-asian="normal" style:font-weight-complex="normal"/>
    </style:style>
    <style:style style:name="T18" style:family="text">
      <style:text-properties style:font-name="Liberation Sans" fo:language="fr" fo:country="FR" fo:font-weight="normal" style:font-weight-asian="normal" style:font-weight-complex="normal"/>
    </style:style>
    <style:style style:name="T19" style:family="text">
      <style:text-properties style:font-name="Liberation Sans" fo:language="fr" fo:country="FR"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officeooo:rsid="0029dc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luation 3<text:span text:style-name="T1">e</text:span> – Nombres entiers</text:p>
      <text:p text:style-name="P2"/>
      <text:p text:style-name="P3">Exercice : Cours</text:p>
      <text:p text:style-name="P6"/>
      <text:p text:style-name="P15"><text:span text:style-name="T8">réponse : </text:span><text:span text:style-name="T2">2, 3, 5, 7, 11, 13, 17, 19, 23, 29, 31, 37, 41, 43, 47, 53, 59, 61, 67, 71, 73, 79, 83, 89, 97</text:span></text:p>
      <text:p text:style-name="P18"><text:span text:style-name="T3">0,25pt/nombre premier donné</text:span></text:p>
      <text:p text:style-name="P18"><text:span text:style-name="T3">-0,25 pt / nombre donné qui n’est pas premier</text:span></text:p>
      <text:p text:style-name="P18"><text:span text:style-name="T3"/></text:p>
      <text:p text:style-name="P18"><text:span text:style-name="T3">maximum de points : 6,25 pt</text:span></text:p>
      <text:p text:style-name="P18"><text:span text:style-name="T3"/></text:p>
      <text:p text:style-name="P3"><text:span text:style-name="T3">Exercice </text:span><text:span text:style-name="T4">1 </text:span><text:span text:style-name="T3">: Décomposition en produit de facteurs premiers</text:span></text:p>
      <text:p text:style-name="P6"><text:span text:style-name="T3"/></text:p>
      <text:p text:style-name="P15"><text:span text:style-name="T16">1</text:span><text:span text:style-name="T17">pts : AxB : 2³ x 3⁵ x 5 x 7 ou 2² x 3³ x 5 x 2 x 3² x 7</text:span></text:p>
      <text:p text:style-name="P7"><text:span text:style-name="T3">1 pt : A² : 2⁴ x 3⁶ x 5² ou 2² x 3³ x 5 x 2² x 3³ x 5</text:span></text:p>
      <text:p text:style-name="P9"><text:span text:style-name="T3">1 pt : B³ :</text:span><text:span text:style-name="T5"> 2³ x 3⁶ x 7³ </text:span><text:span text:style-name="T6">ou <text:s/></text:span><text:span text:style-name="T5">2 x 3² x 7 </text:span><text:span text:style-name="T6">x </text:span><text:span text:style-name="T5">2 x 3² x 7 </text:span><text:span text:style-name="T6">x </text:span><text:span text:style-name="T5">2 x 3² x 7</text:span></text:p>
      <text:p text:style-name="P8"><text:span text:style-name="T5"/></text:p>
      <text:p text:style-name="P14"><text:span text:style-name="T5">+</text:span><text:span text:style-name="T3">1pt pour le premier trouvé</text:span></text:p>
      <text:p text:style-name="P8"><text:span text:style-name="T5"/></text:p>
      <text:p text:style-name="P4"><text:span text:style-name="T5">E</text:span><text:span text:style-name="T3">xercice 2 :</text:span></text:p>
      <text:p text:style-name="P10"><text:span text:style-name="T3"/></text:p>
      <text:p text:style-name="P10"><text:span text:style-name="T7">2 pt : </text:span><text:span text:style-name="T3">division euclidienne de 164 par 53 : quotient 3 reste 5</text:span></text:p>
      <text:p text:style-name="P11"><text:span text:style-name="T3">1 pt :il faut qu’il prenne le 4ème bus :</text:span><text:span text:style-name="T5"> </text:span><text:span text:style-name="T3">17x4 = 68</text:span></text:p>
      <text:p text:style-name="P16"><text:span text:style-name="T10">1 pt : Cédric </text:span><text:span text:style-name="T11">pourra monter dans le bus dan </text:span><text:span text:style-name="T10">68 minutes.</text:span></text:p>
      <text:p text:style-name="P8"><text:span text:style-name="T5"/></text:p>
      <text:p text:style-name="P5"><text:span text:style-name="T5">E</text:span><text:span text:style-name="T3">xercice 3 :</text:span></text:p>
      <text:p text:style-name="P11"><text:span text:style-name="T3"/></text:p>
      <text:p text:style-name="P12"><text:span text:style-name="T3"/></text:p>
      <text:p text:style-name="P17"><text:span text:style-name="T12">3 pt : </text:span><text:span text:style-name="T13">1+4+3 = 8 ; 109 div 8 : </text:span><text:span text:style-name="T12">quotient 13 reste 5</text:span></text:p>
      <text:p text:style-name="P13"><text:span text:style-name="T3">1 pt : Ce sera une perle bleue.</text:span></text:p>
      <text:p text:style-name="P13"><text:span text:style-name="T3"/></text:p>
      <text:p text:style-name="P17"><text:span text:style-name="T12">Pour les élèves qui l’ont fait « à la main » : 3 pt trace de recherche / 1 pt phrase réponse correcte</text:span></text:p>
      <text:p text:style-name="P17"><text:span text:style-name="T12"/></text:p>
      <text:p text:style-name="P23"><text:span text:style-name="T18">Exercice 4 :</text:span></text:p>
      <text:p text:style-name="P19"><text:span text:style-name="T9"/></text:p>
      <text:p text:style-name="P20"><text:span text:style-name="T9">1² + 1 + 41 = 43 /</text:span><text:span text:style-name="T14">0,5pt</text:span></text:p>
      <text:p text:style-name="P20"><text:span text:style-name="T9">On obtient un nombre premier quand on a n=1. /</text:span><text:span text:style-name="T14">0,5pt</text:span></text:p>
      <text:p text:style-name="P21"><text:span text:style-name="T9">2² + 2 + 41 = 47 /</text:span><text:span text:style-name="T14">0,5pt</text:span></text:p>
      <text:p text:style-name="P21"><text:span text:style-name="T9">On obtient un nombre premier quand on a n=2. /</text:span><text:span text:style-name="T14">0,5pt</text:span></text:p>
      <text:p text:style-name="P22"><text:span text:style-name="T9">3² + 3 +41 = 53 </text:span><text:span text:style-name="T15">/</text:span><text:span text:style-name="T9">0,5pt</text:span></text:p>
      <text:p text:style-name="P21"><text:span text:style-name="T9">On obtient un nombre premier quand on a n=</text:span><text:span text:style-name="T14">3. </text:span><text:span text:style-name="T9">/</text:span><text:span text:style-name="T14">0,5pt</text:span></text:p>
      <text:p text:style-name="P21"><text:span text:style-name="T14"/></text:p>
      <text:p text:style-name="P24"><text:span text:style-name="T14">n</text:span><text:span text:style-name="T9">b total de pts : 3 pts</text:span></text:p>
      <text:p text:style-name="P21"><text:span text:style-name="T14"/></text:p>
      <text:p text:style-name="P22"><text:span text:style-name="T19">Bonus :</text:span><text:span text:style-name="T9"> 0,5 pt si trace de recherche</text:span></text:p>
      <text:p text:style-name="P22"><text:span text:style-name="T9">1 pt si réponse correcte (avec 41 par exemple)</text:span></text:p>
      <text:p text:style-name="P21"><text:span text:style-name="T14"/></text:p>
      <text:p text:style-name="P22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2T10:32:40.463014679</meta:creation-date>
    <dc:date>2024-10-02T11:10:58.800964932</dc:date>
    <meta:editing-duration>PT28M3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333" meta:character-count="1220" meta:non-whitespace-character-count="937"/>
  </office:meta>
</office:document-meta>
</file>